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ourier New" svg:font-family="'Courier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0785in" fo:margin-left="-0.0785in" fo:margin-right="0in" table:align="margins" style:writing-mode="lr-tb"/>
    </style:style>
    <style:style style:name="Table1.A" style:family="table-column">
      <style:table-column-properties style:column-width="3.2826in" style:rel-column-width="35391*"/>
    </style:style>
    <style:style style:name="Table1.B" style:family="table-column">
      <style:table-column-properties style:column-width="2.7958in" style:rel-column-width="30144*"/>
    </style:style>
    <style:style style:name="Table1.A1" style:family="table-cell">
      <style:table-cell-properties fo:background-color="#c0c0c0">
        <style:background-image/>
      </style:table-cell-properties>
    </style:style>
    <style:style style:name="Table1.2" style:family="table-row">
      <style:table-row-properties style:row-height="0.3806in"/>
    </style:style>
    <style:style style:name="Table1.4" style:family="table-row">
      <style:table-row-properties style:row-height="0.4181in"/>
    </style:style>
    <style:style style:name="Table1.5" style:family="table-row">
      <style:table-row-properties style:row-height="0.3681in"/>
    </style:style>
    <style:style style:name="Table1.10" style:family="table-row">
      <style:table-row-properties style:row-height="0.4118in"/>
    </style:style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center" style:justify-single-word="false"/>
      <style:text-properties fo:font-weight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North Country Kids, Inc.</text:p>
        <text:p text:style-name="P2">PO Box 1614</text:p>
        <text:p text:style-name="P2">Plattsburgh, NY 12901</text:p>
        <text:p text:style-name="P2">Phone: (518) 561-3803</text:p>
        <text:p text:style-name="P2"/>
        <text:p text:style-name="P3">EARLY INTERVENTION EVALUATION VOUCHER</text:p>
        <text:p text:style-name="P1"/>
        <text:p text:style-name="P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">CHILD’S NAME</text:p>
            </table:table-cell>
            <table:table-cell table:style-name="Table1.A1" office:value-type="string">
              <text:p text:style-name="P1">AUTHORIZATION NUMBER</text:p>
            </table:table-cell>
          </table:table-row>
          <table:table-row table:style-name="Table1.2">
            <table:table-cell office:value-type="string">
              <text:p text:style-name="P5">[client.getFullName]</text:p>
            </table:table-cell>
            <table:table-cell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EVALUATOR NAMES</text:p>
            </table:table-cell>
            <table:table-cell table:style-name="Table1.A1" office:value-type="string">
              <text:p text:style-name="P1">TITLE</text:p>
            </table:table-cell>
          </table:table-row>
          <table:table-row table:style-name="Table1.4">
            <table:table-cell office:value-type="string">
              <text:p text:style-name="P1"/>
            </table:table-cell>
            <table:table-cell office:value-type="string">
              <text:p text:style-name="P1"/>
            </table:table-cell>
          </table:table-row>
          <table:table-row table:style-name="Table1.5">
            <table:table-cell office:value-type="string">
              <text:p text:style-name="P1"/>
            </table:table-cell>
            <table:table-cell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TYPE OF EVALUATION</text:p>
            </table:table-cell>
            <table:table-cell table:style-name="Table1.A1" office:value-type="string">
              <text:p text:style-name="P1">DOMAIN</text:p>
            </table:table-cell>
          </table:table-row>
          <table:table-row table:style-name="Table1.4">
            <table:table-cell office:value-type="string">
              <text:p text:style-name="P1">Core Evaluation <text:s text:c="2"/>_____ <text:s/></text:p>
            </table:table-cell>
            <table:table-cell office:value-type="string">
              <text:p text:style-name="P1"/>
            </table:table-cell>
          </table:table-row>
          <table:table-row table:style-name="Table1.2">
            <table:table-cell office:value-type="string">
              <text:p text:style-name="P1">Supplemental Evaluation <text:s/>______</text:p>
            </table:table-cell>
            <table:table-cell office:value-type="string">
              <text:p text:style-name="P1"/>
            </table:table-cell>
          </table:table-row>
          <table:table-row>
            <table:table-cell table:style-name="Table1.A1" office:value-type="string">
              <text:p text:style-name="P1">BILLING MONTH</text:p>
            </table:table-cell>
            <table:table-cell table:style-name="Table1.A1" office:value-type="string">
              <text:p text:style-name="P1">DATE OF EVALUATION</text:p>
            </table:table-cell>
          </table:table-row>
          <table:table-row table:style-name="Table1.10"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</table:table-row>
        </table:table>
        <text:p text:style-name="Standard"/>
        <text:p text:style-name="Standard"/>
        <text:p text:style-name="Standard"/>
        <text:p text:style-name="Standard">_______________________________ <text:s text:c="34"/>___________________</text:p>
        <text:p text:style-name="Standard">Provider Signature &amp; Title<text:tab/><text:tab/><text:tab/><text:tab/><text:tab/><text:tab/>Date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TML_20_Preformatted" style:display-name="HTML Preformatted" style:family="paragraph" style:parent-style-name="Standard">
      <style:paragraph-properties fo:margin-top="0in" fo:margin-bottom="0.052in"/>
      <style:text-properties style:font-name="Courier New" fo:font-size="10pt"/>
    </style:style>
    <style:style style:name="Normal" style:family="paragraph">
      <style:paragraph-properties style:writing-mode="lr-tb"/>
      <style:text-properties style:font-name="Times New Roman1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Caption" style:family="paragraph" style:parent-style-name="Standard" style:class="extra">
      <style:paragraph-properties fo:margin-top="0.0835in" fo:margin-bottom="0.0835in"/>
      <style:text-properties fo:font-size="12pt" fo:font-style="italic"/>
    </style:style>
    <style:style style:name="Internet_20_link_5f_text" style:display-name="Internet link_text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North Country Kids, Inc</dc:title>
    <meta:initial-creator>Stephanie McDonald</meta:initial-creator>
    <meta:creation-date>2009-05-20T14:21:00</meta:creation-date>
    <dc:date>2009-06-30T15:43:53</dc:date>
    <meta:print-date>2004-04-05T14:13:00</meta:print-date>
    <meta:document-statistic meta:table-count="1" meta:image-count="0" meta:object-count="0" meta:page-count="1" meta:paragraph-count="18" meta:word-count="47" meta:character-count="418"/>
    <meta:editing-duration>PT00H00M27S</meta:editing-duration>
    <meta:editing-cycles>1</meta:editing-cycles>
  </office:meta>
</office:document-meta>
</file>